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bce6b" officeooo:paragraph-rsid="000bce6b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fb078" officeooo:paragraph-rsid="000fb078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fb078" officeooo:paragraph-rsid="00114072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text-properties officeooo:paragraph-rsid="00114072"/>
    </style:style>
    <style:style style:name="P5" style:family="paragraph" style:parent-style-name="Standard" style:list-style-name="L1">
      <style:text-properties officeooo:rsid="00114072" officeooo:paragraph-rsid="0011407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e4b40" style:font-style-asian="normal" style:font-style-complex="normal"/>
    </style:style>
    <style:style style:name="T4" style:family="text">
      <style:text-properties fo:font-size="12pt" fo:font-style="normal" style:font-size-asian="12pt" style:font-style-asian="normal" style:font-size-complex="12pt" style:font-style-complex="normal"/>
    </style:style>
    <style:style style:name="T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fo:font-weight="normal" officeooo:rsid="000c6308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fo:font-weight="normal" officeooo:rsid="000e4b40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normal" officeooo:rsid="000fb078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fo:font-weight="normal" officeooo:rsid="00114072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1)<text:span text:style-name="T1"> </text:span><text:span text:style-name="T2">Problema</text:span></text:p>
      <text:p text:style-name="P1"><text:span text:style-name="T2"><text:tab/></text:span><text:span text:style-name="T5">Consiste na coleta de dados de um veiculo em movimento. Os dados devem ser transmitidos, em tempo real, para uma central de controle. O problema foi proposto </text:span><text:span text:style-name="T6">para auxiliar equipes a monitorar carros usados em competicoes.</text:span><text:span text:style-name="T5"> </text:span></text:p>
      <text:p text:style-name="P1"><text:span text:style-name="T5"/></text:p>
      <text:p text:style-name="P1"><text:span text:style-name="T2">02) Definicao do Problema</text:span></text:p>
      <text:p text:style-name="P1"><text:span text:style-name="T5"><text:tab/> </text:span><text:span text:style-name="T6">O sistema de monitoramento (telemetria) deve possibilitar a equipe acompanhar informacoes importantes do veiculo, tais como: velocidade, rotacao do motor, temperatura (motor, sistema de transmissao), nivel de combustivel, </text:span><text:span text:style-name="T7">aceleracao incidente sobre a suspensao do veiculo e, principalmente, sobre o piloto.</text:span></text:p>
      <text:p text:style-name="P1"><text:span text:style-name="T7"/></text:p>
      <text:p text:style-name="P2"><text:span text:style-name="T3">0</text:span><text:span text:style-name="T2">3) Componentes do Problema</text:span></text:p>
      <text:p text:style-name="P3"><text:span text:style-name="T2"><text:tab/></text:span><text:span text:style-name="T5">O sistema de telemetria </text:span><text:span text:style-name="T7">deve ser capaz de:</text:span></text:p>
      <text:list xml:id="list2861011350238389636" text:style-name="L1">
        <text:list-item>
          <text:p text:style-name="P4"><text:span text:style-name="T9">A</text:span><text:span text:style-name="T7">cessar </text:span><text:span text:style-name="T8">e exibir</text:span><text:span text:style-name="T7"> todas essas informacoes de forma extremamente rapida (tempo real);</text:span></text:p>
        </text:list-item>
        <text:list-item>
          <text:p text:style-name="P4"><text:span text:style-name="T9">Contar com uma interface amigavel e intuitiva;</text:span></text:p>
        </text:list-item>
        <text:list-item>
          <text:p text:style-name="P5"><text:span text:style-name="T5">Transmitir as informacoes em longas distancias (aproximadamente 1.5 Km).</text:span></text:p>
        </text:list-item>
      </text:list>
      <text:p text:style-name="P2"><text:span text:style-name="T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0:00:31.817493599</meta:creation-date>
    <dc:date>2016-03-28T11:27:31.932595612</dc:date>
    <meta:editing-duration>PT10M38S</meta:editing-duration>
    <meta:editing-cycles>1</meta:editing-cycles>
    <meta:document-statistic meta:table-count="0" meta:image-count="0" meta:object-count="0" meta:page-count="1" meta:paragraph-count="10" meta:word-count="125" meta:character-count="843" meta:non-whitespace-character-count="724"/>
    <meta:generator>LibreOffice/4.4.6.3$Linux_X86_64 LibreOffice_project/40m0$Build-3</meta:generator>
  </office:meta>
</office:document-meta>
</file>